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10980" officeooo:paragraph-rsid="001109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ексей, 22.03.22:</text:p>
      <text:p text:style-name="Standard"/>
      <text:p text:style-name="Standard">• Выполнение задания:</text:p>
      <text:p text:style-name="Standard">o + Задача решена и работает.</text:p>
      <text:p text:style-name="Standard">o + Есть тесты, хотя вместо тестирования через Print было бы лучше предоставить методы для доступа к заданию</text:p>
      <text:p text:style-name="Standard">o - Лучше значение NAN выводить в виде строки “nan” явно, а не доверять это компилятору. Способ вывода значений NAN зависит от стандартной библиотеки. Например, Visual C++ выводит их как nan(ind), из-за чего юнит-тесты не проходят</text:p>
      <text:p text:style-name="Standard">o + Хорошо, что обратил внимание на опечатку в задании в описании команды printvars</text:p>
      <text:p text:style-name="Standard">• Архитектура.</text:p>
      <text:p text:style-name="Standard">o - Вывод значений переменных и функций лучше было бы отделить от калькулятора. Хотя хорошо, что вывод осуществляет во внешний поток, а в жёстко заданный cout. Благодаря этому удалось написать тесты</text:p>
      <text:p text:style-name="Standard">o ? В Calculator::Function лучше было бы аргументам дать имена не id1, id2, id, а более понятные (например, newFunctionName, arg1, arg2)</text:p>
      <text:p text:style-name="Standard">o - Лучше вместо одного метода Calculator::Function разделить на 2 разных - для унарной и бинарной функции.</text:p>
      <text:p text:style-name="Standard">o - В методах Calculator, изменяющих его состояние, есть проблемы с безопасностью исключений. Если в одну из коллекций класса будет добавлен элемент, а при добавлении в другую будет выброшено исключение, например, из-за нехватки памяти, то целостность данных будет нарушена.</text:p>
      <text:p text:style-name="Standard">o ? В FunctionReference метод getValue принимает параметр с именем id1. Интересно, почему имя такое id1? Также метод может быть заменён на свободную функцию, так как не использует данных класса. Вместо двух unordered_map в можно было бы передать интерфейс, реализуемый классом Calculator, для получения значения идентификатора. Так получилось бы сохранить инкапсуляцию данных в классе Calculator.</text:p>
      <text:p text:style-name="Standard">o ? Исходя из имени метода FunctionReference::ComputeTmpValue он вычисляет некое временное значение. Почему временное?</text:p>
      <text:p text:style-name="Standard">o + Пример с вычислением последовательности Фибоначчи не тормозит (имеет сложность O(N), а не O(2^N). А что если в калькуляторе будет несколько несвязанных кластеров функций? При обновлении значения переменной будут вычисляться значения функций, даже которые от них не зависят напрямую или косвенно.</text:p>
      <text:p text:style-name="Standard">o + Используется unordered_map для быстрого поиска значений функций</text:p>
      <text:p text:style-name="Standard">o - Ввод-вывод хорошо было бы тоже вынести в отдельный класс, ссылающийся на калькулятор. Тогда вместо большой функции main был бы класс с несколькими небольших методов</text:p>
      <text:p text:style-name="Standard">• Написание идиоматичный кода на C++</text:p>
      <text:p text:style-name="Standard">o - using namespace в заголовочных файлах писать не принято</text:p>
      <text:p text:style-name="Standard">o - аргументы double, int лучше принимать по значению, а не по константной ссылке. Они легковесные и передача по ссылке выгрыша по скорости не даёт, либо может быть медленнее передачи по значению.</text:p>
      <text:p text:style-name="Standard">o + Хорошо, что методы, не изменяющие состояние калькулятора, объявлены константными</text:p>
      <text:p text:style-name="Standard">o - Деструктор FunctionReference следует сделать защищённым невиртуальным, либо публичным виртуальным, хотя сейчас всё работает благодаря shared_ptr, который знает конкретный тип созданного объекта.</text:p>
      <text:p text:style-name="Standard">o - Проверку значений на равенство NAN следует делать иначе (использовать std::isnan, а не сравнивать с NAN оператором ==)</text:p>
      <text:p text:style-name="Standard">o ? Код вида return (functionCurrentValue.count(id) == 1) ? true : false; можно упростить</text:p>
      <text:p text:style-name="Standard">o break в switch после return или throw можно не писать</text:p>
      <text:p text:style-name="Standard">o - Странным выглядит сравнение bool значения с 1</text:p>
      <text:p text:style-name="Standard"><text:soft-page-break/>o - В FunctionReference::getValue можно было бы использовать find вместе с итераторами, а не .count + .at. Тогда поиск элемента выполнялся бы один раз а не два.</text:p>
      <text:p text:style-name="Standard">• Стиль кода:</text:p>
      <text:p text:style-name="Standard">o +- Практически везде используется единый стиль именования, хотя в FunctionReference стиль именования метода getValue отличается от именования других функций. В FunctionReference и его наследниках имя полей класса заканчиваются на подчёркивание, а в Calculator нет</text:p>
      <text:p text:style-name="Standard"/>
      <text:p text:style-name="P1">Тимур, 25.03.22:</text:p>
      <text:p text:style-name="P1"/>
      <text:p text:style-name="P1"/>
      <text:p text:style-name="P1">Как я понял из обратной связи есть проблемы в структуре программы, её архитектуре. Скажем действительно следовало бы вынести ввод и вывод, разделить метод Function (не разделил так как опасался дублирования кода, что очевидно допустимо в промышленной разработке), заменить getValue на свободную функцию и т.п.</text:p>
      <text:p text:style-name="P1"/>
      <text:p text:style-name="P1">Так же большое количество ошибок связано со стилистикой программы. Проблемы с именованием аргументов функций, переменных и функций, замечания по булевым сравнениям.</text:p>
      <text:p text:style-name="P1"/>
      <text:p text:style-name="P1">Проблемы с идиоматикой тоже присутствуют. Следовало по другому реализовать юнит-тестирование. Также есть отсутствие виртуального деструктора FunctionReference, использование uning namespace, поиск в хеше два раза вместо одного метода find.</text:p>
      <text:p text:style-name="P1"/>
      <text:p text:style-name="P1">И можно было улучшить скорость программы. Возможно следовало использовать хеш со ключами - id переменных и значениями - множеством id функций, которые зависят от id переменной. Причем необходимо было бы сделать обновление такого хеша в методах Let и Function. А обновление значений функций зависимых от переменной - в методе Let. Причем такое обновление функций set нужно было бы делать последовательно, по порядку добавления функций. И в этом месте мы могли бы потерять в скорости исполнений программы. Это предположение, нужно пытаться реализовать его, смотреть на результат и возможные проблемы.</text:p>
      <text:p text:style-name="P1"/>
      <text:p text:style-name="P1">Основные проблемы работы кандидата:</text:p>
      <text:p text:style-name="P1">- проблема оптимальной реализации архитектуры программы;</text:p>
      <text:p text:style-name="P1">- проблема правильного стиля кода;</text:p>
      <text:p text:style-name="P1">- проблема идиоматики.</text:p>
      <text:p text:style-name="P1"/>
      <text:p text:style-name="P1">Способы решения проблем:</text:p>
      <text:p text:style-name="P1">- изучение теории написания и подходов к написанию хорошего кода.</text:p>
      <text:p text:style-name="P1">Возможное решение есть изучение отдельных глав книги "Совершенный код" авторства Стива Макконнелла;</text:p>
      <text:p text:style-name="P1">- большая практика решения задач на ООП. Важно чтобы после решения задачи можно было получить обратную связь по решению и/или ознакомиться с оптимальным решением.</text:p>
      <text:p text:style-name="P1">Возможным решением является получение данного опыта на стажировке/работ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3T19:25:25.019226577</meta:creation-date>
    <dc:date>2022-03-13T19:27:28.392936558</dc:date>
    <meta:editing-duration>PT2M3S</meta:editing-duration>
    <meta:editing-cycles>1</meta:editing-cycles>
    <meta:document-statistic meta:table-count="0" meta:image-count="0" meta:object-count="0" meta:page-count="2" meta:paragraph-count="42" meta:word-count="793" meta:character-count="5488" meta:non-whitespace-character-count="4737"/>
    <meta:generator>LibreOffice/7.2.5.2$Linux_X86_64 LibreOffice_project/499f9727c189e6ef3471021d6132d4c694f357e5</meta:generator>
  </office:meta>
</office:document-meta>
</file>